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4.91066666666667cm"/>
    </style:style>
    <style:style style:name="co3" style:family="table-column">
      <style:table-column-properties fo:break-before="auto" style:column-width="3.72533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688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lm_collec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5">
            <text:p>Title</text:p>
          </table:table-cell>
          <table:table-cell office:value-type="string" table:style-name="ce6">
            <text:p>Release Year</text:p>
          </table:table-cell>
          <table:table-cell office:value-type="string" table:style-name="ce7">
            <text:p>Rental Rate</text:p>
          </table:table-cell>
          <table:table-cell office:value-type="string" table:style-name="ce7">
            <text:p>Rental Dura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ademy Dinosau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ce Goldfing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aptation Hol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ffair Prejudic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frican Eg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gent Trum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irplane Sierra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irport Pollo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abama Devi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addin Calenda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amo Videotap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aska Phantom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 Forev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ce Fantasi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ien Cen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ley Evolu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one Trip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ter Victor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adeus Hol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elie Hellfight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erican Circu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mistad Midsumm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conda Confession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alyze Hoosi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els Lif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nie Identit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onymous Hum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them Luk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titrust Tomato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ything Savanna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pache Divi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pocalypse Flamingo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pollo Tee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abia Dogm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achnophobia Rollercoas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gonauts Tow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izona Ba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k Ridgemon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mageddon Lo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my Flintston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senic Independenc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tist Coldblood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lantis Caus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tacks Hat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traction Newt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tumn Crow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by Hal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cklash Undefeate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dman Daw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ked Cleopatr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lloon Homewar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llroom Mockingbir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g Kwa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nger Pinocchi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barella Streetca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efoot Manchuri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sic Eas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ch Heartbreak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r Gracelan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st Hunchba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auty Greas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d Highbal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dazzled Marrie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ethoven Exorci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havior Runawa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neath Rus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rets Age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trayed Rea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verly Outlaw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kini Borrow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lko Anonymou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ll Oth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ngo Talent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rch Antitru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rd Independen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rdcage Casp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rds Perdit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ackout Priv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ade Polis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anket Beverl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indness Gu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ood Argonaut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ues Instinc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led Dar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nnie Holocau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ogie Ameli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ondock Ballroom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rn Spina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rrowers Bedazzle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levard Mob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und Cheap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wfinger Gabl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annigan Sunris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aveheart Hum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eakfast Goldfing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eaking Hom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de Intrigu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ght Encount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inging Hysterica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oklyn Deser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otherhood Blanke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bble Gross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cket Brotherhoo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gsy So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ll Shawshan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lworth Commandment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nch Mind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tch Panth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tterfly Chocola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n Flas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ddyshack Jedi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endar Gunfigh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ifornia Bird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melot Vacat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mpus Rememb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didate Perdi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dles Grap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yon Sto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per Motion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ibbean Libert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ol Texa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rie Bun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ablanca Sup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per Dragonfl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sidy Wyom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ualties Encin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t Conehead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tch Amista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use D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lebrity Hor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nter Dinosau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insaw Uptow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ber Itali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mpion Flatlin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nce Resurrec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plin Licens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ade Duffe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riots Conspirac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sing Figh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aper Clyd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ago Nort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ken Hellfighte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ll Lu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natown Gladiato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sum Behavio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tty Lo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 Harr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colate Du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ristmas Moonshi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der Desir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ncinatti Whisper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rcus Yout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izen Shre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ash Fredd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eopatra Devi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erks Angel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ockwork Paradis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ones Pinocchi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oser Ba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ub Graffiti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ue Grai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ueless Bucke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lyde Theor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ast Rainbow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dblooded Darl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 Philadelphi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a Hea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ancheros Enem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forts Rus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mand Darl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mandments Expres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eheads Smooch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essions Maguir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idential Interview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fused Candl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geniality Que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cut Tramp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on Microcosmo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querer Nut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spiracy Spiri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tact Anonymou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trol Anthem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versation Downhil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e Sui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wboy Doom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ft Outfiel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nes Reservoi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azy Hom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atures Shakespea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epers Ka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oked Frogm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ssing Divor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ssroads Casualti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w Greas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wds Telemar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uelty Unforgiv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usade Hone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ystal Break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pboard Sinn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tain Videotap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yclone Famil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ddy Pittsburg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isy Menageri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lmations Swed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ces No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cing Fev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gerous Uptow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res Plut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rkness Wa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rko Dorad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rling Break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rn Forrest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te Spee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ughter Madig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wn Pon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y Unfaithfu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zed Pun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ceiver Betraye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ep Crusad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er Virgini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iverance Mulhollan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ert Poseid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ire Alie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perate Trainspott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tination Jer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tiny Saturda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tails Pack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tective Vis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vil Desir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ary Panic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nosaur Secretar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rty Ac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sciple Moth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sturbing Scarfac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vide Mons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vine Resurrec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vorce Shin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ctor Grai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gma Famil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lls Rag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nnie Alle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om Danc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ors Presiden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ado Nott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uble Wra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ubtfire Labyrint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wnhill Enoug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zen L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acula Crysta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agon Squa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agonfly Strang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eam Pickup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ifter Commandment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iver Anni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iving Polis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op Waterfron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umline Cyclo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ums Dynamit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ck Rac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de Blindnes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ffel Apocalyps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mbo Lu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rham Pank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warfs Al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ying Mak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ynamite Tarz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gles Pank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rly Hom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rring Instinc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rth Vis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sy Gladiato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dge Kiss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ffect Gladiato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g Igb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ypt Tenenbaum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ement Fredd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ephant Troj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f Murd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izabeth Sha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pire Malkovi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cino Elf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counters Curtai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ing Crowd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emy Odd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glish Bulwor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ough Rag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trapment Satisfact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cape Metropoli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ve Resurrect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veryone Craf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volution Alt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citement Ev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orcist St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pecations Natura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pendable Stall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press Lonel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xtraordinary Conquer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yes Driv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ctory Drag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lcon Volum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mily Swee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ntasia Par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ntasy Troope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rgo Gandh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atal Haunt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athers Meta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llowship Autum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rris Moth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ud Frogm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ver Empir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ction Christma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ddler Lo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delity Devi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ght Jawbreak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nding Anacond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re Wolv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reball Philadelphi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rehouse Vietnam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sh Opu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mingos Connecticu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sh Wa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atliners Kill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ight Li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intstones Happines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oats Garde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ying Hoo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ol Mockingbir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rever Candid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rrest Son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rrester Comanchero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rward Temp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nkenstein Strang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eaky Pocu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eddy Storm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eedom Cleopatr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ench Holida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da Slipp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isco Forre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gmen Break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ntier Cabi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ost Hea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gitive Maguir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ll Flatlin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ry Murd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bles Metropoli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laxy Sweetheart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mes Bowfing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ndhi Kwai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ngs Prid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rden Islan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slight Crusad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thering Calenda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ntlemen Stag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host Groundho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hostbusters Elf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ant Troop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lbert Pelic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lmore Boile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diator Westwar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ss Dy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eaming Jawbreak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ory Trac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 Purpl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dfather Diar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ld Riv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ldfinger Sensibilit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ldmine Tyco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ne Troub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odfellas Salut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rgeous Bing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sford Donni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celand Dynamit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duate Lor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ffiti Lov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il Frankenstei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pes Fur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ase You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atest Nort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edy Root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ek Everyon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inch Massag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it Clockwor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ove Fict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sse Wonderfu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oundhog Uncu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mp Dat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n Bonni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nfight Mo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nfighter Mussolin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ys Falc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lf Outfiel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ll Cassid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lloween Nut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mlet Wisdom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ndicap Boondo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nging Deep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nky Octob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nover Galax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ppiness Unit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dly Robb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old Fren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per Dy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ry Idah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te Handicap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unted Antitru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unting Piani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wk Chil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ad Strang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artbreakers Brigh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aven Freedom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avenly Gu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avyweights Bea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dwig Al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llfighters Sierr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 Encin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ghball Pott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lls Neighbo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bbit Ali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cus Frid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les Brannig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liday Gam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llow Jeopard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llywood Anonymou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locaust Highbal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ly Tadpol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me Pit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meward Cid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micide Peac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ney Ti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ok Chariot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osiers Birdcag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pe Tootsi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rn Work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rror Reig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tel Happines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urs Rag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use Dynami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man Graffit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nchback Impossibl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nger Roof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nter Al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nting Muskete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rricane Affai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stler Part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yde Docto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ysterical Grai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ce Cross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daho Lov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dentity Lov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dols Snatch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gby Mak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llusion Ameli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mage Princes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mpact Aladdi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mpossible Prejudi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ch Je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ependence Hote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ian Lov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former Doubl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nocent Usua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sects Sto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sider Arizon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stinct Airpor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entions Empir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erview Liaiso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olerable Intentio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rigue Wor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vasion Cyclon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on Mo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htar Rockete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land Exorcis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talian Afric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cket Frisc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de Bunc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panese Ru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son Trap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wbreaker Brookly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ws Harr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di Benea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epers Wedd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kyll Frogme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opardy Encin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richo Mul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rk Payche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rsey Sass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t Neighbo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ingle Sagebrus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on Northwe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ggler Hardl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manji Blad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mping Wra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ngle Clos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ne Exorci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rate Mo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entuckian Gia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ck Savanna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ll Brotherhoo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ller Innoce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g Evolut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ss Glor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ssing Doll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nock Warlo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ramer Chocol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wai Homewar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byrinth Leagu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dy Stag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dybugs Armagedd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mbs Cincinatti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uage Cowbo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wless Vis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wrence Lov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ague Hellfight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athernecks Dwarf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bowski Soldi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gally Secretar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gend Jedi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sson Cleopatr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aisons Swee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berty Magnifice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cense Weeken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es Treatmen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fe Twist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ghts De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on Uncu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athing Legall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ck Rea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la Agen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lita Worl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nely Elepha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rd Arizon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se In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ser Hustl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st Bir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uisiana Harr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ve Suicid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vely Jing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ver Trum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verboy Attack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k Opu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cky Fly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ke Mumm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st Lo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igan Dorad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ison Trap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ness Attack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dre Gabl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gic Mallrat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gnificent Chitt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gnolia Forrest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guire Apach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iden Hom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jestic Float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ker Gabl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kovich Pe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lrats Unite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tese Hop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churian Curtai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nequin Wors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ried G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s Rom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sk Peac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sked Bubbl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ssacre Usua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ssage Imag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trix Snowm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ude Mo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et Chocol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mento Zooland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nagerie Rushmor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rmaid Insect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tal Armagedd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tropolis Com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crocosmos Paradis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dnight Westwar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dsummer Groundho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ghty Lu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e Mul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lion A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nds Trum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ne Tita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nority Kis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racle Virtua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on Zooland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xed Doo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b Duffe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ckingbird Hollywoo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d Secretar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del Fis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dern Dorad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ey Harol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soon Caus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ster Spartacu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erey Labyrin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ezuma Comman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on Bun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onshine Cabi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onwalker Foo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squito Armagedd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ther Oleand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tions Detail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lin Wak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rning Purpl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vie Shakespear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lan Mo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lholland Beas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mmy Creatur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ppet Mil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rder Antitrus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cle Brigh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ic Boondo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keteers Wai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solini Spoil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ystic Trum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me Detectiv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sh Chocola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ional Stor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ural Sto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cklace Outbrea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ighbors Charad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mo Campu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twork Pea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sies Stor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ton Labyrin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ghtmare Chil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ne Spik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on Pap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rth Tequila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rthwest Polis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torious Reun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tting Speakeas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vocaine Fligh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uts Ti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ctober Submari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dds Boogi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klahoma Jumanji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leander Clu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pen Afric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peration Opera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pposite Neckla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pus I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ange Grap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der Betray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ient Clos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car Gol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thers Soup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utbreak Divi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utfield Massac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utlaw Hank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z Liaison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cific Amista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cker Madig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jama Jawbreak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ic Club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ky Submari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ther Red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pi Necklac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dise Sabrin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is Weeken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k Citize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ty Kno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t Suicid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hs Contro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ient Sist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riot Rom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tton Interview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ycheck Wai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ach Innoce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ak Forev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arl Destin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lican Comfort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dition Farg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fect Groov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sonal Ladybug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 Haunt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antom Glor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iladelphia Wif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anist Outfiel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ckup Driv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lot Hoosi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nocchio Sim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rates Roxan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ttsburgh Hunchba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ty Boun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zza Jumanj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atoon Instinc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luto Oleand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cus Pulp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ish Brookly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lock Deliveranc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nd Seatt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eidon Forev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luck Mix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tter Connecticu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ejudice Oleand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esident Ba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de Alam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mary Glas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ncess Gia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vate Drop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x Undefeate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sycho Shrun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lp Beverl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nk Divor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e Runn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urple Movi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en Luk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st Mussolini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lls Bul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cer Eg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ge Gam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ging Airpla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ders Antitrus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inbow Sho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ndom G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nge Moonwalk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ap Unfaithfu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ar Trad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bel Airpor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cords Zorr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emption Comfort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s Pocu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ef Salut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ign Gentleme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member Diar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quiem Tyco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servoir Adapta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surrection Silverad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union Witch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der Caddysha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dgemont Submari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ght Cran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ngs Heartbreake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ver Outlaw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ad Roxann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bbers Jo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bbery Brigh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k Instinc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keteer Moth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cky Wa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llercoaster Bring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man Pun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of Champ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om Rom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ots Rememb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ses Treasur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uge Squa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xanne Rebe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grats Shakespea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les Hum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n Pacific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naway Tenenbaum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nner Madiga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sh Goodfella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ushmore Mermai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brina Midnigh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ddle Antitrus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gebrush Clueles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s Brid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ute Apoll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murai L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ta Pari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ssy Pack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tisfaction Confidentia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turday Lamb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turn Nam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vannah Tow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alawag Du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arface Ba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hool Jacke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issorhands Slum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orpion Apoll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a Virgi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abiscuit Pun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archers Wai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attle Expecatio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cret Groundho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cretary Roug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crets Paradis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nse Gree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nsibility Rea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ven Swarm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akespeare Sadd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ane Darknes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anghai Tyco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awshank Bubbl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epherd Midsumm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ining Ros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ip Wonderlan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ock Cabi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ootist Superfl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ow Lor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rek Licens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runk Divin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de Ar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ege Mad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erra Divid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lence Ka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lverado Goldfing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mon Nort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nners Atlanti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ster Fredd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ky Mirac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acker Liaiso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eeping Suspect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eepless Monso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eepy Japanes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euth Orien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ing Luk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ipper Fidelit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ums Du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mile Earri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moking Barbarella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moochy Contro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tch Slipp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tchers Montezum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owman Rollercoast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ldiers Evolut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mething Du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g Hedwi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ns Interview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ority Que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p Wisdom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th Wai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artacus Cheap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eakeasy D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eed Sui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ice Sororit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iking Elemen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inal Rock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irit Flintston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irited Casualtie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lash Gump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lendor Patt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oilers Hellfighte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y Mi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quad Fish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ge Worl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gecoach Armagedd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llion Sundanc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mpede Disturb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r Opera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te Wastelan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el Santa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ers Armagedd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pmom Dream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ing Personal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ock Glas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one Fi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orm Happines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ory Sid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aight Hou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angelove Desi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anger Strang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angers Graffiti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eak Ridgemon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eetcar Intentio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ictly Scarfac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bmarine Be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gar Wonka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icides Silen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it Wall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mmer Scarfac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n Confession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ndance Invasio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nrise Leagu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nset Rac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per Wyom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perfly Trip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spects Quill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warm Gol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weden Shin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weet Brotherhood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weethearts Suspect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dpole Par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lented Homicid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rzan Videotap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xi Ki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en Apoll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legraph Voyag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lemark Heartbreaker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mple Attract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enbaums Comman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quila Pa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rminator Club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xas Wat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eory Mermai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ief Pelic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in Sagebrus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es Hung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ghts Daw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mberland Sk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tanic Boondoc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tans Jer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atoes Hellfighte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morrow Hustl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otsie Pilo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que Boun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urist Pelica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wers Hurrican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wn Ar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cy Cid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ding Pinocchi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ffic Hobbi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in Bunch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inspotting Strang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mp Other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nslation Summ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p Guy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easure Command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eatment Jekyl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p Newt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ojan Tomorrow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oopers Metal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ouble Dat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uman Craz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rn Sta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xedo Mil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wisted Pirat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ycoon Gather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breakable Karat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cut Suicid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defeated Dalmation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faithful Kil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forgiven Zooland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ited Pilo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touchables Sunris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prising Uptow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ptown Young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sual Untouchable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cation Boondock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lentine Vanishing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lley Pack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mpire Whal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illa Da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ished Garden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ishing Rock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rsity Trip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lvet Terminato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ertigo Northwest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ctory Academ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deotape Arsenic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etnam Smooch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in Desperat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rgin Dais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rginian Plut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rtual Spoiler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sion Torqu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ice Peach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cano Texa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lume Hous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yage Legall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gon Jaw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it Cid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ke Jaw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lls Artis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nda Chamber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 Notting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drobe Phantom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lock Werewolf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s Pluto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sh Heavenly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steland Divin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ch Tracy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front Deliverance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tership Fronti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dding Apoll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ekend Personal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rewolf Lola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st Lio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stward Seabiscuit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hale Bikini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hisperer Giant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fe Turn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ld Apoll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llow Tracy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nd Phantom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ndow Side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sdom Worker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tches Panic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zard Coldblooded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lves Desi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men Dorado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n Dares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nderful Drop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nderland Christma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nka Sea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rds Hunt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rker Tarza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rking Microcosmos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rld Leathernecks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orst Bange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rath Mil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rong Behavior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yoming Storm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entl Idaho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oung Languag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outh Kick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hivago Core</text:p>
          </table:table-cell>
          <table:table-cell office:value-type="float" office:value="2006" table:style-name="ce3">
            <text:p>2006</text:p>
          </table:table-cell>
          <table:table-cell office:value-type="float" office:value="0.99" table:style-name="ce4">
            <text:p>0.99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oolander Fiction</text:p>
          </table:table-cell>
          <table:table-cell office:value-type="float" office:value="2006" table:style-name="ce3">
            <text:p>2006</text:p>
          </table:table-cell>
          <table:table-cell office:value-type="float" office:value="2.99" table:style-name="ce4">
            <text:p>2.99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orro Ark</text:p>
          </table:table-cell>
          <table:table-cell office:value-type="float" office:value="2006" table:style-name="ce3">
            <text:p>2006</text:p>
          </table:table-cell>
          <table:table-cell office:value-type="float" office:value="4.99" table:style-name="ce4">
            <text:p>4.99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number-rows-repeated="1047575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9">
            <text:p>Rental Rate</text:p>
          </table:table-cell>
          <table:table-cell office:value-type="string" table:style-name="ce9">
            <text:p>Rating</text:p>
          </table:table-cell>
          <table:table-cell office:value-type="string" table:style-name="ce9">
            <text:p>AVG</text:p>
          </table:table-cell>
          <table:table-cell table:number-columns-repeated="16381"/>
        </table:table-row>
        <table:table-row table:style-name="ro1">
          <table:table-cell office:value-type="float" office:value="4.99" table:style-name="ce8">
            <text:p>4.99</text:p>
          </table:table-cell>
          <table:table-cell office:value-type="string" table:style-name="ce8">
            <text:p>PG</text:p>
          </table:table-cell>
          <table:table-cell office:value-type="float" office:value="4.99" table:style-name="ce8">
            <text:p>4.99</text:p>
          </table:table-cell>
          <table:table-cell table:number-columns-repeated="16381"/>
        </table:table-row>
        <table:table-row table:style-name="ro1">
          <table:table-cell office:value-type="float" office:value="0.99" table:style-name="ce8">
            <text:p>0.99</text:p>
          </table:table-cell>
          <table:table-cell office:value-type="string" table:style-name="ce8">
            <text:p>PG</text:p>
          </table:table-cell>
          <table:table-cell office:value-type="float" office:value="0.99" table:style-name="ce8">
            <text:p>0.99</text:p>
          </table:table-cell>
          <table:table-cell table:number-columns-repeated="16381"/>
        </table:table-row>
        <table:table-row table:style-name="ro1">
          <table:table-cell office:value-type="float" office:value="2.99" table:style-name="ce8">
            <text:p>2.99</text:p>
          </table:table-cell>
          <table:table-cell office:value-type="string" table:style-name="ce8">
            <text:p>R</text:p>
          </table:table-cell>
          <table:table-cell office:value-type="float" office:value="2.99" table:style-name="ce8">
            <text:p>2.99</text:p>
          </table:table-cell>
          <table:table-cell table:number-columns-repeated="16381"/>
        </table:table-row>
        <table:table-row table:style-name="ro1">
          <table:table-cell office:value-type="float" office:value="0.99" table:style-name="ce8">
            <text:p>0.99</text:p>
          </table:table-cell>
          <table:table-cell office:value-type="string" table:style-name="ce8">
            <text:p>NC-17</text:p>
          </table:table-cell>
          <table:table-cell office:value-type="float" office:value="0.99" table:style-name="ce8">
            <text:p>0.99</text:p>
          </table:table-cell>
          <table:table-cell table:number-columns-repeated="16381"/>
        </table:table-row>
        <table:table-row table:style-name="ro1">
          <table:table-cell office:value-type="float" office:value="2.99" table:style-name="ce8">
            <text:p>2.99</text:p>
          </table:table-cell>
          <table:table-cell office:value-type="string" table:style-name="ce8">
            <text:p>PG</text:p>
          </table:table-cell>
          <table:table-cell office:value-type="float" office:value="2.99" table:style-name="ce8">
            <text:p>2.99</text:p>
          </table:table-cell>
          <table:table-cell table:number-columns-repeated="16381"/>
        </table:table-row>
        <table:table-row table:style-name="ro1">
          <table:table-cell office:value-type="float" office:value="0.99" table:style-name="ce8">
            <text:p>0.99</text:p>
          </table:table-cell>
          <table:table-cell office:value-type="string" table:style-name="ce8">
            <text:p>G</text:p>
          </table:table-cell>
          <table:table-cell office:value-type="float" office:value="0.99" table:style-name="ce8">
            <text:p>0.99</text:p>
          </table:table-cell>
          <table:table-cell table:number-columns-repeated="16381"/>
        </table:table-row>
        <table:table-row table:style-name="ro1">
          <table:table-cell office:value-type="float" office:value="0.99" table:style-name="ce8">
            <text:p>0.99</text:p>
          </table:table-cell>
          <table:table-cell office:value-type="string" table:style-name="ce8">
            <text:p>PG-13</text:p>
          </table:table-cell>
          <table:table-cell office:value-type="float" office:value="0.99" table:style-name="ce8">
            <text:p>0.99</text:p>
          </table:table-cell>
          <table:table-cell table:number-columns-repeated="16381"/>
        </table:table-row>
        <table:table-row table:style-name="ro1">
          <table:table-cell office:value-type="float" office:value="2.99" table:style-name="ce8">
            <text:p>2.99</text:p>
          </table:table-cell>
          <table:table-cell office:value-type="string" table:style-name="ce8">
            <text:p>NC-17</text:p>
          </table:table-cell>
          <table:table-cell office:value-type="float" office:value="2.99" table:style-name="ce8">
            <text:p>2.99</text:p>
          </table:table-cell>
          <table:table-cell table:number-columns-repeated="16381"/>
        </table:table-row>
        <table:table-row table:style-name="ro1">
          <table:table-cell office:value-type="float" office:value="2.99" table:style-name="ce8">
            <text:p>2.99</text:p>
          </table:table-cell>
          <table:table-cell office:value-type="string" table:style-name="ce8">
            <text:p>G</text:p>
          </table:table-cell>
          <table:table-cell office:value-type="float" office:value="2.99" table:style-name="ce8">
            <text:p>2.99</text:p>
          </table:table-cell>
          <table:table-cell table:number-columns-repeated="16381"/>
        </table:table-row>
        <table:table-row table:style-name="ro1">
          <table:table-cell office:value-type="float" office:value="4.99" table:style-name="ce8">
            <text:p>4.99</text:p>
          </table:table-cell>
          <table:table-cell office:value-type="string" table:style-name="ce8">
            <text:p>PG-13</text:p>
          </table:table-cell>
          <table:table-cell office:value-type="float" office:value="4.99" table:style-name="ce8">
            <text:p>4.99</text:p>
          </table:table-cell>
          <table:table-cell table:number-columns-repeated="16381"/>
        </table:table-row>
        <table:table-row table:style-name="ro1">
          <table:table-cell office:value-type="float" office:value="0.99" table:style-name="ce8">
            <text:p>0.99</text:p>
          </table:table-cell>
          <table:table-cell office:value-type="string" table:style-name="ce8">
            <text:p>R</text:p>
          </table:table-cell>
          <table:table-cell office:value-type="float" office:value="0.99" table:style-name="ce8">
            <text:p>0.99</text:p>
          </table:table-cell>
          <table:table-cell table:number-columns-repeated="16381"/>
        </table:table-row>
        <table:table-row table:style-name="ro1">
          <table:table-cell office:value-type="float" office:value="2.99" table:style-name="ce8">
            <text:p>2.99</text:p>
          </table:table-cell>
          <table:table-cell office:value-type="string" table:style-name="ce8">
            <text:p>PG-13</text:p>
          </table:table-cell>
          <table:table-cell office:value-type="float" office:value="2.99" table:style-name="ce8">
            <text:p>2.99</text:p>
          </table:table-cell>
          <table:table-cell table:number-columns-repeated="16381"/>
        </table:table-row>
        <table:table-row table:style-name="ro1">
          <table:table-cell office:value-type="float" office:value="4.99" table:style-name="ce8">
            <text:p>4.99</text:p>
          </table:table-cell>
          <table:table-cell office:value-type="string" table:style-name="ce8">
            <text:p>G</text:p>
          </table:table-cell>
          <table:table-cell office:value-type="float" office:value="4.99" table:style-name="ce8">
            <text:p>4.99</text:p>
          </table:table-cell>
          <table:table-cell table:number-columns-repeated="16381"/>
        </table:table-row>
        <table:table-row table:style-name="ro1">
          <table:table-cell office:value-type="float" office:value="4.99" table:style-name="ce8">
            <text:p>4.99</text:p>
          </table:table-cell>
          <table:table-cell office:value-type="string" table:style-name="ce8">
            <text:p>NC-17</text:p>
          </table:table-cell>
          <table:table-cell office:value-type="float" office:value="4.99" table:style-name="ce8">
            <text:p>4.99</text:p>
          </table:table-cell>
          <table:table-cell table:number-columns-repeated="16381"/>
        </table:table-row>
        <table:table-row table:style-name="ro1">
          <table:table-cell office:value-type="float" office:value="4.99" table:style-name="ce8">
            <text:p>4.99</text:p>
          </table:table-cell>
          <table:table-cell office:value-type="string" table:style-name="ce8">
            <text:p>R</text:p>
          </table:table-cell>
          <table:table-cell office:value-type="float" office:value="4.99" table:style-name="ce8">
            <text:p>4.99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Emilia Slav</meta:initial-creator>
    <dc:creator>Emilia Slav</dc:creator>
    <meta:creation-date>2021-04-25T07:30:41Z</meta:creation-date>
    <dc:date>2021-04-25T07:36:01Z</dc:date>
  </office:meta>
</office:document-meta>
</file>